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Liberation Sans"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ext-properties style:font-name="Liberation Sans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ce3"/>
        <table:table-column table:style-name="co1" table:default-cell-style-name="ce5"/>
        <table:table-column table:style-name="co2" table:number-columns-repeated="2" table:default-cell-style-name="ce5"/>
        <table:table-column table:style-name="co3" table:number-columns-repeated="1020" table:default-cell-style-name="ce5"/>
        <table:table-row table:style-name="ro1">
          <table:table-cell table:style-name="ce1" office:value-type="string">
            <text:p>icon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status</text:p>
          </table:table-cell>
          <table:table-cell table:style-name="ce4" office:value-type="string">
            <text:p>location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video-television</text:p>
          </table:table-cell>
          <table:table-cell office:value-type="string">
            <text:p>(free) tv channel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20"/>
        </table:table-row>
        <table:table-row table:style-name="ro1">
          <table:table-cell office:value-type="string">
            <text:p>video-television-encrypted (?)</text:p>
          </table:table-cell>
          <table:table-cell office:value-type="string">
            <text:p>encrypted tv channel</text:p>
          </table:table-cell>
          <table:table-cell office:value-type="string">
            <text:p>no</text:p>
          </table:table-cell>
          <table:table-cell office:value-type="string">
            <text:p>status (?)</text:p>
          </table:table-cell>
          <table:table-cell table:number-columns-repeated="1020"/>
        </table:table-row>
        <table:table-row table:style-name="ro1">
          <table:table-cell office:value-type="string">
            <text:p>audio-radio (?)</text:p>
          </table:table-cell>
          <table:table-cell office:value-type="string">
            <text:p>(free) radio channel</text:p>
          </table:table-cell>
          <table:table-cell office:value-type="string">
            <text:p>no</text:p>
          </table:table-cell>
          <table:table-cell office:value-type="string">
            <text:p>status (?)</text:p>
          </table:table-cell>
          <table:table-cell table:number-columns-repeated="1020"/>
        </table:table-row>
        <table:table-row table:style-name="ro1">
          <table:table-cell office:value-type="string">
            <text:p>audio-radio-encrypted (?)</text:p>
          </table:table-cell>
          <table:table-cell office:value-type="string">
            <text:p>encrypted radio channel</text:p>
          </table:table-cell>
          <table:table-cell office:value-type="string">
            <text:p>no</text:p>
          </table:table-cell>
          <table:table-cell office:value-type="string">
            <text:p>status (?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table:number-columns-spanned="4" table:number-rows-spanned="1">
            <text:p>For a (sample) screenshot copied&amp;hacked together from existing oxygen icons see: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office:value-type="string" table:number-columns-spanned="4" table:number-rows-spanned="1">
            <text:p>http://techbase.kde.org/Projects/Oxygen/KDE4_Missing_Icons</text:p>
          </table:table-cell>
          <table:covered-table-cell table:number-columns-repeated="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CH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07">07.09.2009</text:date>, <text:time>20:11:4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07T19:58:50</meta:creation-date>
    <dc:date>2009-09-07T20:11:44</dc:date>
    <meta:editing-duration>PT00H12M55S</meta:editing-duration>
    <meta:editing-cycles>1</meta:editing-cycles>
    <meta:document-statistic meta:table-count="3" meta:cell-count="22" meta:object-count="0"/>
    <meta:generator>OpenOffice.org/3.1$Unix OpenOffice.org_project/310m19$Build-9420</meta:generator>
  </office:meta>
</office:document-meta>
</file>